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3ULdPVuusbriicTecfq314wtuxxOvZ0fUPN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hp_dy7eLIAejsZy3gCZ29eD3sp6v91pgk1EzbF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1:33:02.002624255</meta:creation-date>
    <dc:date>2021-11-24T11:52:50.176681245</dc:date>
    <meta:editing-duration>PT4M2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2" meta:character-count="80" meta:non-whitespace-character-count="80"/>
  </office:meta>
</office:document-meta>
</file>